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4.544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3.01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 style:data-style-name="N120">
      <style:table-cell-properties style:rotation-align="none"/>
    </style:style>
    <style:style style:name="ce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20">
      <style:table-cell-properties fo:background-color="#ff0000" style:rotation-align="none"/>
    </style:style>
    <style:style style:name="ce5" style:family="table-cell" style:parent-style-name="Default" style:data-style-name="N0">
      <style:table-cell-properties fo:background-color="#ff0000" style:rotation-align="none"/>
    </style:style>
    <style:style style:name="ce6" style:family="table-cell" style:parent-style-name="Default">
      <style:table-cell-properties fo:background-color="#00b050" style:rotation-align="none"/>
    </style:style>
    <style:style style:name="ce7" style:family="table-cell" style:parent-style-name="Default">
      <style:table-cell-properties fo:background-color="#ed7d31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d7d31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ed7d31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d7d31" style:rotation-align="none">
        <loext:background-complex-color loext:theme-type="accent2" loext:color-type="theme"/>
      </style:table-cell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gt;5%" style:apply-style-name="ConditionalStyle_5f_5" style:base-cell-address="Feuil1.K4"/>
    </style:style>
    <style:style style:name="ce1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gt;5%" style:apply-style-name="ConditionalStyle_5f_1" style:base-cell-address="Feuil1.K22"/>
    </style:style>
    <style:style style:name="ce1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8" style:base-cell-address="Feuil1.L4"/>
      <style:map style:condition="cell-content()&gt;0" style:apply-style-name="ConditionalStyle_5f_7" style:base-cell-address="Feuil1.L4"/>
      <style:map style:condition="cell-content()&lt;0" style:apply-style-name="ConditionalStyle_5f_6" style:base-cell-address="Feuil1.L4"/>
    </style:style>
    <style:style style:name="ce1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4" style:base-cell-address="Feuil1.L22"/>
      <style:map style:condition="cell-content()&gt;0" style:apply-style-name="ConditionalStyle_5f_3" style:base-cell-address="Feuil1.L22"/>
      <style:map style:condition="cell-content()&lt;0" style:apply-style-name="ConditionalStyle_5f_2" style:base-cell-address="Feuil1.L22"/>
    </style:style>
    <style:style style:name="ce1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0" style:apply-style-name="ConditionalStyle_5f_4" style:base-cell-address="Feuil1.L22"/>
      <style:map style:condition="cell-content()&gt;0" style:apply-style-name="ConditionalStyle_5f_3" style:base-cell-address="Feuil1.L22"/>
      <style:map style:condition="cell-content()&lt;0" style:apply-style-name="ConditionalStyle_5f_2" style:base-cell-address="Feuil1.L22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2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6" table:default-cell-style-name="ce1"/>
        <table:table-column table:style-name="co1" table:number-columns-repeated="16371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Nombre de commande</text:p>
          </table:table-cell>
          <table:table-cell table:style-name="Default" office:value-type="string" calcext:value-type="string">
            <text:p>Frais de téléphone 2021</text:p>
          </table:table-cell>
          <table:table-cell table:style-name="Default" office:value-type="string" calcext:value-type="string">
            <text:p>Frais de téléphone 2022</text:p>
          </table:table-cell>
          <table:table-cell table:style-name="Default" office:value-type="string" calcext:value-type="string">
            <text:p>Frais de téléphone 2023</text:p>
          </table:table-cell>
          <table:table-cell table:style-name="Default"/>
          <table:table-cell table:style-name="ce6" office:value-type="string" calcext:value-type="string">
            <text:p>MOYENNE</text:p>
          </table:table-cell>
          <table:table-cell table:style-name="ce6" office:value-type="string" calcext:value-type="string">
            <text:p>ECART-TYPE</text:p>
          </table:table-cell>
          <table:table-cell/>
          <table:table-cell table:style-name="Default"/>
          <table:table-cell table:style-name="ce14" office:value-type="string" calcext:value-type="string">
            <text:p><text:s/>VARIATION</text:p>
          </table:table-cell>
          <table:table-cell/>
          <table:table-cell table:style-name="Default"/>
          <table:table-cell table:number-columns-repeated="16371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currency" office:currency="EUR" office:value="17500" calcext:value-type="currency">
            <text:p><text:s/>17 500,00 € </text:p>
          </table:table-cell>
          <table:table-cell office:value-type="currency" office:currency="EUR" office:value="18000" calcext:value-type="currency">
            <text:p><text:s/>18 000,00 € </text:p>
          </table:table-cell>
          <table:table-cell office:value-type="currency" office:currency="EUR" office:value="18500" calcext:value-type="currency">
            <text:p><text:s/>18 500,00 € </text:p>
          </table:table-cell>
          <table:table-cell/>
          <table:table-cell table:style-name="ce2" table:formula="of:=AVERAGE([.C4:.E4])" office:value-type="currency" office:currency="EUR" office:value="18000" calcext:value-type="currency">
            <text:p><text:s/>18 000,00 € </text:p>
          </table:table-cell>
          <table:table-cell table:style-name="ce2" table:formula="of:=STDEV([.C4:.E4])" office:value-type="currency" office:currency="EUR" office:value="500" calcext:value-type="currency">
            <text:p><text:s/>500,00 € </text:p>
          </table:table-cell>
          <table:table-cell table:style-name="ce1"/>
          <table:table-cell/>
          <table:table-cell table:style-name="ce15" table:formula="of:=([.E4]-[.C4])/[.C4]" office:value-type="percentage" office:value="0.0571428571428571" calcext:value-type="percentage">
            <text:p>6%</text:p>
          </table:table-cell>
          <table:table-cell table:style-name="ce17" table:formula="of:=([.E4]-[.C4])/[.C4]" office:value-type="percentage" office:value="0.0571428571428571" calcext:value-type="percentage">
            <text:p>6%</text:p>
          </table:table-cell>
          <table:table-cell table:formula="of:=IF([.L4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4]=0; &quot;BILAN NUL&quot;; IF([.L4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25600" calcext:value-type="currency">
            <text:p><text:s/>25 600,00 € </text:p>
          </table:table-cell>
          <table:table-cell table:number-columns-repeated="2" office:value-type="currency" office:currency="EUR" office:value="26000" calcext:value-type="currency">
            <text:p><text:s/>26 000,00 € </text:p>
          </table:table-cell>
          <table:table-cell/>
          <table:table-cell table:style-name="ce2" table:formula="of:=AVERAGE([.C5:.E5])" office:value-type="currency" office:currency="EUR" office:value="25866.6666666667" calcext:value-type="currency">
            <text:p><text:s/>25 866,67 € </text:p>
          </table:table-cell>
          <table:table-cell table:style-name="ce2" table:formula="of:=STDEV([.C5:.E5])" office:value-type="currency" office:currency="EUR" office:value="230.94010767585" calcext:value-type="currency">
            <text:p><text:s/>230,94 € </text:p>
          </table:table-cell>
          <table:table-cell table:number-columns-repeated="2"/>
          <table:table-cell table:style-name="ce15" table:formula="of:=([.E5]-[.C5])/[.C5]" office:value-type="percentage" office:value="0.015625" calcext:value-type="percentage">
            <text:p>2%</text:p>
          </table:table-cell>
          <table:table-cell table:style-name="ce17" table:formula="of:=([.E5]-[.C5])/[.C5]" office:value-type="percentage" office:value="0.015625" calcext:value-type="percentage">
            <text:p>2%</text:p>
          </table:table-cell>
          <table:table-cell table:formula="of:=IF([.L5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5]=0; &quot;BILAN NUL&quot;; IF([.L5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currency" office:currency="EUR" office:value="38000" calcext:value-type="currency">
            <text:p><text:s/>38 000,00 € </text:p>
          </table:table-cell>
          <table:table-cell office:value-type="currency" office:currency="EUR" office:value="36000" calcext:value-type="currency">
            <text:p><text:s/>36 000,00 € </text:p>
          </table:table-cell>
          <table:table-cell office:value-type="currency" office:currency="EUR" office:value="39000" calcext:value-type="currency">
            <text:p><text:s/>39 000,00 € </text:p>
          </table:table-cell>
          <table:table-cell/>
          <table:table-cell table:style-name="ce2" table:formula="of:=AVERAGE([.C6:.E6])" office:value-type="currency" office:currency="EUR" office:value="37666.6666666667" calcext:value-type="currency">
            <text:p><text:s/>37 666,67 € </text:p>
          </table:table-cell>
          <table:table-cell table:style-name="ce2" table:formula="of:=STDEV([.C6:.E6])" office:value-type="currency" office:currency="EUR" office:value="1527.52523165195" calcext:value-type="currency">
            <text:p><text:s/>1 527,53 € </text:p>
          </table:table-cell>
          <table:table-cell table:number-columns-repeated="2"/>
          <table:table-cell table:style-name="ce15" table:formula="of:=([.E6]-[.C6])/[.C6]" office:value-type="percentage" office:value="0.0263157894736842" calcext:value-type="percentage">
            <text:p>3%</text:p>
          </table:table-cell>
          <table:table-cell table:style-name="ce17" table:formula="of:=([.E6]-[.C6])/[.C6]" office:value-type="percentage" office:value="0.0263157894736842" calcext:value-type="percentage">
            <text:p>3%</text:p>
          </table:table-cell>
          <table:table-cell table:formula="of:=IF([.L6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6]=0; &quot;BILAN NUL&quot;; IF([.L6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currency" office:currency="EUR" office:value="57500" calcext:value-type="currency">
            <text:p><text:s/>57 500,00 € </text:p>
          </table:table-cell>
          <table:table-cell table:number-columns-repeated="2" office:value-type="currency" office:currency="EUR" office:value="58000" calcext:value-type="currency">
            <text:p><text:s/>58 000,00 € </text:p>
          </table:table-cell>
          <table:table-cell/>
          <table:table-cell table:style-name="ce2" table:formula="of:=AVERAGE([.C7:.E7])" office:value-type="currency" office:currency="EUR" office:value="57833.3333333333" calcext:value-type="currency">
            <text:p><text:s/>57 833,33 € </text:p>
          </table:table-cell>
          <table:table-cell table:style-name="ce2" table:formula="of:=STDEV([.C7:.E7])" office:value-type="currency" office:currency="EUR" office:value="288.675134594813" calcext:value-type="currency">
            <text:p><text:s/>288,68 € </text:p>
          </table:table-cell>
          <table:table-cell table:style-name="ce1"/>
          <table:table-cell/>
          <table:table-cell table:style-name="ce15" table:formula="of:=([.E7]-[.C7])/[.C7]" office:value-type="percentage" office:value="0.00869565217391304" calcext:value-type="percentage">
            <text:p>1%</text:p>
          </table:table-cell>
          <table:table-cell table:style-name="ce17" table:formula="of:=([.E7]-[.C7])/[.C7]" office:value-type="percentage" office:value="0.00869565217391304" calcext:value-type="percentage">
            <text:p>1%</text:p>
          </table:table-cell>
          <table:table-cell table:formula="of:=IF([.L7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7]=0; &quot;BILAN NUL&quot;; IF([.L7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currency" office:currency="EUR" office:value="76000" calcext:value-type="currency">
            <text:p><text:s/>76 000,00 € </text:p>
          </table:table-cell>
          <table:table-cell office:value-type="currency" office:currency="EUR" office:value="67000" calcext:value-type="currency">
            <text:p><text:s/>67 000,00 € </text:p>
          </table:table-cell>
          <table:table-cell office:value-type="currency" office:currency="EUR" office:value="72000" calcext:value-type="currency">
            <text:p><text:s/>72 000,00 € </text:p>
          </table:table-cell>
          <table:table-cell/>
          <table:table-cell table:style-name="ce2" table:formula="of:=AVERAGE([.C8:.E8])" office:value-type="currency" office:currency="EUR" office:value="71666.6666666667" calcext:value-type="currency">
            <text:p><text:s/>71 666,67 € </text:p>
          </table:table-cell>
          <table:table-cell table:style-name="ce2" table:formula="of:=STDEV([.C8:.E8])" office:value-type="currency" office:currency="EUR" office:value="4509.24975282289" calcext:value-type="currency">
            <text:p><text:s/>4 509,25 € </text:p>
          </table:table-cell>
          <table:table-cell table:style-name="ce1"/>
          <table:table-cell/>
          <table:table-cell table:style-name="ce15" table:formula="of:=([.E8]-[.C8])/[.C8]" office:value-type="percentage" office:value="-0.0526315789473684" calcext:value-type="percentage">
            <text:p>-5%</text:p>
          </table:table-cell>
          <table:table-cell table:style-name="ce17" table:formula="of:=([.E8]-[.C8])/[.C8]" office:value-type="percentage" office:value="-0.0526315789473684" calcext:value-type="percentage">
            <text:p>-5%</text:p>
          </table:table-cell>
          <table:table-cell table:formula="of:=IF([.L8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8]=0; &quot;BILAN NUL&quot;; IF([.L8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currency" office:currency="EUR" office:value="97500" calcext:value-type="currency">
            <text:p><text:s/>97 500,00 € </text:p>
          </table:table-cell>
          <table:table-cell office:value-type="currency" office:currency="EUR" office:value="95000" calcext:value-type="currency">
            <text:p><text:s/>95 000,00 € </text:p>
          </table:table-cell>
          <table:table-cell office:value-type="currency" office:currency="EUR" office:value="100000" calcext:value-type="currency">
            <text:p><text:s/>100 000,00 € </text:p>
          </table:table-cell>
          <table:table-cell/>
          <table:table-cell table:style-name="ce2" table:formula="of:=AVERAGE([.C9:.E9])" office:value-type="currency" office:currency="EUR" office:value="97500" calcext:value-type="currency">
            <text:p><text:s/>97 500,00 € </text:p>
          </table:table-cell>
          <table:table-cell table:style-name="ce2" table:formula="of:=STDEV([.C9:.E9])" office:value-type="currency" office:currency="EUR" office:value="2500" calcext:value-type="currency">
            <text:p><text:s/>2 500,00 € </text:p>
          </table:table-cell>
          <table:table-cell table:style-name="ce1"/>
          <table:table-cell/>
          <table:table-cell table:style-name="ce15" table:formula="of:=([.E9]-[.C9])/[.C9]" office:value-type="percentage" office:value="0.0256410256410256" calcext:value-type="percentage">
            <text:p>3%</text:p>
          </table:table-cell>
          <table:table-cell table:style-name="ce17" table:formula="of:=([.E9]-[.C9])/[.C9]" office:value-type="percentage" office:value="0.0256410256410256" calcext:value-type="percentage">
            <text:p>3%</text:p>
          </table:table-cell>
          <table:table-cell table:formula="of:=IF([.L9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9]=0; &quot;BILAN NUL&quot;; IF([.L9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119000" calcext:value-type="currency">
            <text:p><text:s/>119 000,00 € </text:p>
          </table:table-cell>
          <table:table-cell office:value-type="currency" office:currency="EUR" office:value="114000" calcext:value-type="currency">
            <text:p><text:s/>114 000,00 € </text:p>
          </table:table-cell>
          <table:table-cell office:value-type="currency" office:currency="EUR" office:value="110000" calcext:value-type="currency">
            <text:p><text:s/>110 000,00 € </text:p>
          </table:table-cell>
          <table:table-cell/>
          <table:table-cell table:style-name="ce2" table:formula="of:=AVERAGE([.C10:.E10])" office:value-type="currency" office:currency="EUR" office:value="114333.333333333" calcext:value-type="currency">
            <text:p><text:s/>114 333,33 € </text:p>
          </table:table-cell>
          <table:table-cell table:style-name="ce2" table:formula="of:=STDEV([.C10:.E10])" office:value-type="currency" office:currency="EUR" office:value="4509.24975282289" calcext:value-type="currency">
            <text:p><text:s/>4 509,25 € </text:p>
          </table:table-cell>
          <table:table-cell table:style-name="ce1"/>
          <table:table-cell/>
          <table:table-cell table:style-name="ce15" table:formula="of:=([.E10]-[.C10])/[.C10]" office:value-type="percentage" office:value="-0.0756302521008403" calcext:value-type="percentage">
            <text:p>-8%</text:p>
          </table:table-cell>
          <table:table-cell table:style-name="ce17" table:formula="of:=([.E10]-[.C10])/[.C10]" office:value-type="percentage" office:value="-0.0756302521008403" calcext:value-type="percentage">
            <text:p>-8%</text:p>
          </table:table-cell>
          <table:table-cell table:formula="of:=IF([.L10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10]=0; &quot;BILAN NUL&quot;; IF([.L10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currency" office:currency="EUR" office:value="147000" calcext:value-type="currency">
            <text:p><text:s/>147 000,00 € </text:p>
          </table:table-cell>
          <table:table-cell office:value-type="currency" office:currency="EUR" office:value="148000" calcext:value-type="currency">
            <text:p><text:s/>148 000,00 € </text:p>
          </table:table-cell>
          <table:table-cell office:value-type="currency" office:currency="EUR" office:value="155000" calcext:value-type="currency">
            <text:p><text:s/>155 000,00 € </text:p>
          </table:table-cell>
          <table:table-cell/>
          <table:table-cell table:style-name="ce2" table:formula="of:=AVERAGE([.C11:.E11])" office:value-type="currency" office:currency="EUR" office:value="150000" calcext:value-type="currency">
            <text:p><text:s/>150 000,00 € </text:p>
          </table:table-cell>
          <table:table-cell table:style-name="ce2" table:formula="of:=STDEV([.C11:.E11])" office:value-type="currency" office:currency="EUR" office:value="4358.89894354067" calcext:value-type="currency">
            <text:p><text:s/>4 358,90 € </text:p>
          </table:table-cell>
          <table:table-cell table:style-name="ce1"/>
          <table:table-cell/>
          <table:table-cell table:style-name="ce15" table:formula="of:=([.E11]-[.C11])/[.C11]" office:value-type="percentage" office:value="0.054421768707483" calcext:value-type="percentage">
            <text:p>5%</text:p>
          </table:table-cell>
          <table:table-cell table:style-name="ce17" table:formula="of:=([.E11]-[.C11])/[.C11]" office:value-type="percentage" office:value="0.054421768707483" calcext:value-type="percentage">
            <text:p>5%</text:p>
          </table:table-cell>
          <table:table-cell table:formula="of:=IF([.L11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11]=0; &quot;BILAN NUL&quot;; IF([.L11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currency" office:currency="EUR" office:value="178000" calcext:value-type="currency">
            <text:p><text:s/>178 000,00 € </text:p>
          </table:table-cell>
          <table:table-cell office:value-type="currency" office:currency="EUR" office:value="175000" calcext:value-type="currency">
            <text:p><text:s/>175 000,00 € </text:p>
          </table:table-cell>
          <table:table-cell office:value-type="currency" office:currency="EUR" office:value="178000" calcext:value-type="currency">
            <text:p><text:s/>178 000,00 € </text:p>
          </table:table-cell>
          <table:table-cell/>
          <table:table-cell table:style-name="ce2" table:formula="of:=AVERAGE([.C12:.E12])" office:value-type="currency" office:currency="EUR" office:value="177000" calcext:value-type="currency">
            <text:p><text:s/>177 000,00 € </text:p>
          </table:table-cell>
          <table:table-cell table:style-name="ce2" table:formula="of:=STDEV([.C12:.E12])" office:value-type="currency" office:currency="EUR" office:value="1732.05080756888" calcext:value-type="currency">
            <text:p><text:s/>1 732,05 € </text:p>
          </table:table-cell>
          <table:table-cell table:style-name="ce1"/>
          <table:table-cell/>
          <table:table-cell table:style-name="ce15" table:formula="of:=([.E12]-[.C12])/[.C12]" office:value-type="percentage" office:value="0" calcext:value-type="percentage">
            <text:p>0%</text:p>
          </table:table-cell>
          <table:table-cell table:style-name="ce17" table:formula="of:=([.E12]-[.C12])/[.C12]" office:value-type="percentage" office:value="0" calcext:value-type="percentage">
            <text:p>0%</text:p>
          </table:table-cell>
          <table:table-cell table:formula="of:=IF([.L12]=0; &quot;BILAN NUL&quot;; &quot;BILAN NEGATIF&quot;)" office:value-type="string" office:string-value="BILAN NUL" calcext:value-type="string">
            <text:p>BILAN NUL</text:p>
          </table:table-cell>
          <table:table-cell table:formula="of:=IF([.L12]=0; &quot;BILAN NUL&quot;; IF([.L12]&gt;0; &quot;BILAN POSITIF&quot;; &quot;BILAN NEGATIF&quot;))" office:value-type="string" office:string-value="BILAN NUL" calcext:value-type="string">
            <text:p>BILAN NUL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currency" office:currency="EUR" office:value="212000" calcext:value-type="currency">
            <text:p><text:s/>212 000,00 € </text:p>
          </table:table-cell>
          <table:table-cell office:value-type="currency" office:currency="EUR" office:value="215000" calcext:value-type="currency">
            <text:p><text:s/>215 000,00 € </text:p>
          </table:table-cell>
          <table:table-cell office:value-type="currency" office:currency="EUR" office:value="200000" calcext:value-type="currency">
            <text:p><text:s/>200 000,00 € </text:p>
          </table:table-cell>
          <table:table-cell/>
          <table:table-cell table:style-name="ce2" table:formula="of:=AVERAGE([.C13:.E13])" office:value-type="currency" office:currency="EUR" office:value="209000" calcext:value-type="currency">
            <text:p><text:s/>209 000,00 € </text:p>
          </table:table-cell>
          <table:table-cell table:style-name="ce2" table:formula="of:=STDEV([.C13:.E13])" office:value-type="currency" office:currency="EUR" office:value="7937.25393319377" calcext:value-type="currency">
            <text:p><text:s/>7 937,25 € </text:p>
          </table:table-cell>
          <table:table-cell table:style-name="ce1"/>
          <table:table-cell/>
          <table:table-cell table:style-name="ce15" table:formula="of:=([.E13]-[.C13])/[.C13]" office:value-type="percentage" office:value="-0.0566037735849057" calcext:value-type="percentage">
            <text:p>-6%</text:p>
          </table:table-cell>
          <table:table-cell table:style-name="ce17" table:formula="of:=([.E13]-[.C13])/[.C13]" office:value-type="percentage" office:value="-0.0566037735849057" calcext:value-type="percentage">
            <text:p>-6%</text:p>
          </table:table-cell>
          <table:table-cell table:formula="of:=IF([.L13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13]=0; &quot;BILAN NUL&quot;; IF([.L13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currency" office:currency="EUR" office:value="224000" calcext:value-type="currency">
            <text:p><text:s/>224 000,00 € </text:p>
          </table:table-cell>
          <table:table-cell office:value-type="currency" office:currency="EUR" office:value="220000" calcext:value-type="currency">
            <text:p><text:s/>220 000,00 € </text:p>
          </table:table-cell>
          <table:table-cell office:value-type="currency" office:currency="EUR" office:value="215000" calcext:value-type="currency">
            <text:p><text:s/>215 000,00 € </text:p>
          </table:table-cell>
          <table:table-cell/>
          <table:table-cell table:style-name="ce2" table:formula="of:=AVERAGE([.C14:.E14])" office:value-type="currency" office:currency="EUR" office:value="219666.666666667" calcext:value-type="currency">
            <text:p><text:s/>219 666,67 € </text:p>
          </table:table-cell>
          <table:table-cell table:style-name="ce2" table:formula="of:=STDEV([.C14:.E14])" office:value-type="currency" office:currency="EUR" office:value="4509.24975282289" calcext:value-type="currency">
            <text:p><text:s/>4 509,25 € </text:p>
          </table:table-cell>
          <table:table-cell table:style-name="ce1"/>
          <table:table-cell/>
          <table:table-cell table:style-name="ce15" table:formula="of:=([.E14]-[.C14])/[.C14]" office:value-type="percentage" office:value="-0.0401785714285714" calcext:value-type="percentage">
            <text:p>-4%</text:p>
          </table:table-cell>
          <table:table-cell table:style-name="ce17" table:formula="of:=([.E14]-[.C14])/[.C14]" office:value-type="percentage" office:value="-0.0401785714285714" calcext:value-type="percentage">
            <text:p>-4%</text:p>
          </table:table-cell>
          <table:table-cell table:formula="of:=IF([.L14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14]=0; &quot;BILAN NUL&quot;; IF([.L14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currency" office:currency="EUR" office:value="239000" calcext:value-type="currency">
            <text:p><text:s/>239 000,00 € </text:p>
          </table:table-cell>
          <table:table-cell office:value-type="currency" office:currency="EUR" office:value="250000" calcext:value-type="currency">
            <text:p><text:s/>250 000,00 € </text:p>
          </table:table-cell>
          <table:table-cell office:value-type="currency" office:currency="EUR" office:value="225000" calcext:value-type="currency">
            <text:p><text:s/>225 000,00 € </text:p>
          </table:table-cell>
          <table:table-cell/>
          <table:table-cell table:style-name="ce2" table:formula="of:=AVERAGE([.C15:.E15])" office:value-type="currency" office:currency="EUR" office:value="238000" calcext:value-type="currency">
            <text:p><text:s/>238 000,00 € </text:p>
          </table:table-cell>
          <table:table-cell table:style-name="ce2" table:formula="of:=STDEV([.C15:.E15])" office:value-type="currency" office:currency="EUR" office:value="12529.9640861417" calcext:value-type="currency">
            <text:p><text:s/>12 529,96 € </text:p>
          </table:table-cell>
          <table:table-cell table:style-name="ce1"/>
          <table:table-cell/>
          <table:table-cell table:style-name="ce15" table:formula="of:=([.E15]-[.C15])/[.C15]" office:value-type="percentage" office:value="-0.0585774058577406" calcext:value-type="percentage">
            <text:p>-6%</text:p>
          </table:table-cell>
          <table:table-cell table:style-name="ce17" table:formula="of:=([.E15]-[.C15])/[.C15]" office:value-type="percentage" office:value="-0.0585774058577406" calcext:value-type="percentage">
            <text:p>-6%</text:p>
          </table:table-cell>
          <table:table-cell table:formula="of:=IF([.L15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15]=0; &quot;BILAN NUL&quot;; IF([.L15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1637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<text:s text:c="4"/>FAUSSE APPROCHE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MOYENNE</text:p>
          </table:table-cell>
          <table:table-cell table:style-name="ce4" table:formula="of:=AVERAGE([.C4:.C15])" office:value-type="currency" office:currency="EUR" office:value="119258.333333333" calcext:value-type="currency">
            <text:p><text:s/>119 258,33 € 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ECART-TYPE</text:p>
          </table:table-cell>
          <table:table-cell table:style-name="ce5" table:formula="of:=STDEV([.C4:.C15])" office:value-type="float" office:value="79782.9494011817" calcext:value-type="float">
            <text:p>79782,9494011817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Nombre de commande</text:p>
          </table:table-cell>
          <table:table-cell table:style-name="Default" office:value-type="string" calcext:value-type="string">
            <text:p>Frais de téléphone 2021</text:p>
          </table:table-cell>
          <table:table-cell table:style-name="Default" office:value-type="string" calcext:value-type="string">
            <text:p>Frais de téléphone 2022</text:p>
          </table:table-cell>
          <table:table-cell table:style-name="Default" office:value-type="string" calcext:value-type="string">
            <text:p>Frais de téléphone 2023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2">
          <table:table-cell/>
          <table:table-cell table:number-matrix-columns-spanned="1" table:number-matrix-rows-spanned="12" table:formula="of:=_xlfn.sequence(12; 1; 40;10)" office:value-type="string" office:string-value="" calcext:value-type="error">
            <text:p>#NOMO?</text:p>
          </table:table-cell>
          <table:table-cell office:value-type="currency" office:currency="EUR" office:value="17500" calcext:value-type="currency">
            <text:p><text:s/>17 500,00 € </text:p>
          </table:table-cell>
          <table:table-cell office:value-type="currency" office:currency="EUR" office:value="18000" calcext:value-type="currency">
            <text:p><text:s/>18 000,00 € </text:p>
          </table:table-cell>
          <table:table-cell office:value-type="currency" office:currency="EUR" office:value="18500" calcext:value-type="currency">
            <text:p><text:s/>18 500,00 € </text:p>
          </table:table-cell>
          <table:table-cell/>
          <table:table-cell table:style-name="ce1" table:number-columns-repeated="3"/>
          <table:table-cell/>
          <table:table-cell table:style-name="ce16" table:formula="of:=([.E22]-[.C22])/[.C22]" office:value-type="percentage" office:value="0.0571428571428571" calcext:value-type="percentage">
            <text:p>6%</text:p>
          </table:table-cell>
          <table:table-cell table:style-name="ce18" table:formula="of:=([.E22]-[.C22])/[.C22]" office:value-type="percentage" office:value="0.0571428571428571" calcext:value-type="percentage">
            <text:p>6%</text:p>
          </table:table-cell>
          <table:table-cell table:formula="of:=IF([.L22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2]=0; &quot;BILAN NUL&quot;; IF([.L22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25600" calcext:value-type="currency">
            <text:p><text:s/>25 600,00 € </text:p>
          </table:table-cell>
          <table:table-cell table:number-columns-repeated="2" office:value-type="currency" office:currency="EUR" office:value="26000" calcext:value-type="currency">
            <text:p><text:s/>26 000,00 € </text:p>
          </table:table-cell>
          <table:table-cell/>
          <table:table-cell table:style-name="ce1" table:number-columns-repeated="2"/>
          <table:table-cell table:style-name="ce2" table:formula="of:=AVERAGE([.C22:.C33])" office:value-type="currency" office:currency="EUR" office:value="119258.333333333" calcext:value-type="currency">
            <text:p><text:s/>119 258,33 € </text:p>
          </table:table-cell>
          <table:table-cell/>
          <table:table-cell table:style-name="ce16" table:formula="of:=([.E23]-[.C23])/[.C23]" office:value-type="percentage" office:value="0.015625" calcext:value-type="percentage">
            <text:p>2%</text:p>
          </table:table-cell>
          <table:table-cell table:style-name="ce19" table:formula="of:=([.E23]-[.C23])/[.C23]" office:value-type="percentage" office:value="0.015625" calcext:value-type="percentage">
            <text:p>2%</text:p>
          </table:table-cell>
          <table:table-cell table:formula="of:=IF([.L23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3]=0; &quot;BILAN NUL&quot;; IF([.L23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38000" calcext:value-type="currency">
            <text:p><text:s/>38 000,00 € </text:p>
          </table:table-cell>
          <table:table-cell office:value-type="currency" office:currency="EUR" office:value="36000" calcext:value-type="currency">
            <text:p><text:s/>36 000,00 € </text:p>
          </table:table-cell>
          <table:table-cell office:value-type="currency" office:currency="EUR" office:value="39000" calcext:value-type="currency">
            <text:p><text:s/>39 000,00 € </text:p>
          </table:table-cell>
          <table:table-cell/>
          <table:table-cell table:style-name="ce1" table:number-columns-repeated="2"/>
          <table:table-cell table:style-name="ce1" table:formula="of:=STDEV([.C22:.C33])" office:value-type="float" office:value="79782.9494011817" calcext:value-type="float">
            <text:p>79782,9494011817</text:p>
          </table:table-cell>
          <table:table-cell/>
          <table:table-cell table:style-name="ce16" table:formula="of:=([.E24]-[.C24])/[.C24]" office:value-type="percentage" office:value="0.0263157894736842" calcext:value-type="percentage">
            <text:p>3%</text:p>
          </table:table-cell>
          <table:table-cell table:style-name="ce19" table:formula="of:=([.E24]-[.C24])/[.C24]" office:value-type="percentage" office:value="0.0263157894736842" calcext:value-type="percentage">
            <text:p>3%</text:p>
          </table:table-cell>
          <table:table-cell table:formula="of:=IF([.L24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4]=0; &quot;BILAN NUL&quot;; IF([.L24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57500" calcext:value-type="currency">
            <text:p><text:s/>57 500,00 € </text:p>
          </table:table-cell>
          <table:table-cell table:number-columns-repeated="2" office:value-type="currency" office:currency="EUR" office:value="58000" calcext:value-type="currency">
            <text:p><text:s/>58 000,00 € </text:p>
          </table:table-cell>
          <table:table-cell/>
          <table:table-cell table:style-name="ce1" table:number-columns-repeated="3"/>
          <table:table-cell/>
          <table:table-cell table:style-name="ce16" table:formula="of:=([.E25]-[.C25])/[.C25]" office:value-type="percentage" office:value="0.00869565217391304" calcext:value-type="percentage">
            <text:p>1%</text:p>
          </table:table-cell>
          <table:table-cell table:style-name="ce19" table:formula="of:=([.E25]-[.C25])/[.C25]" office:value-type="percentage" office:value="0.00869565217391304" calcext:value-type="percentage">
            <text:p>1%</text:p>
          </table:table-cell>
          <table:table-cell table:formula="of:=IF([.L25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5]=0; &quot;BILAN NUL&quot;; IF([.L25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 table:visibility="filter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76000" calcext:value-type="currency">
            <text:p><text:s/>76 000,00 € </text:p>
          </table:table-cell>
          <table:table-cell office:value-type="currency" office:currency="EUR" office:value="67000" calcext:value-type="currency">
            <text:p><text:s/>67 000,00 € </text:p>
          </table:table-cell>
          <table:table-cell office:value-type="currency" office:currency="EUR" office:value="72000" calcext:value-type="currency">
            <text:p><text:s/>72 000,00 € </text:p>
          </table:table-cell>
          <table:table-cell/>
          <table:table-cell table:style-name="ce1" table:number-columns-repeated="3"/>
          <table:table-cell/>
          <table:table-cell table:style-name="ce16" table:formula="of:=([.E26]-[.C26])/[.C26]" office:value-type="percentage" office:value="-0.0526315789473684" calcext:value-type="percentage">
            <text:p>-5%</text:p>
          </table:table-cell>
          <table:table-cell table:style-name="ce19" table:formula="of:=([.E26]-[.C26])/[.C26]" office:value-type="percentage" office:value="-0.0526315789473684" calcext:value-type="percentage">
            <text:p>-5%</text:p>
          </table:table-cell>
          <table:table-cell table:formula="of:=IF([.L26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26]=0; &quot;BILAN NUL&quot;; IF([.L26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97500" calcext:value-type="currency">
            <text:p><text:s/>97 500,00 € </text:p>
          </table:table-cell>
          <table:table-cell office:value-type="currency" office:currency="EUR" office:value="95000" calcext:value-type="currency">
            <text:p><text:s/>95 000,00 € </text:p>
          </table:table-cell>
          <table:table-cell office:value-type="currency" office:currency="EUR" office:value="100000" calcext:value-type="currency">
            <text:p><text:s/>100 000,00 € </text:p>
          </table:table-cell>
          <table:table-cell/>
          <table:table-cell table:style-name="ce1" table:number-columns-repeated="3"/>
          <table:table-cell/>
          <table:table-cell table:style-name="ce16" table:formula="of:=([.E27]-[.C27])/[.C27]" office:value-type="percentage" office:value="0.0256410256410256" calcext:value-type="percentage">
            <text:p>3%</text:p>
          </table:table-cell>
          <table:table-cell table:style-name="ce19" table:formula="of:=([.E27]-[.C27])/[.C27]" office:value-type="percentage" office:value="0.0256410256410256" calcext:value-type="percentage">
            <text:p>3%</text:p>
          </table:table-cell>
          <table:table-cell table:formula="of:=IF([.L27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7]=0; &quot;BILAN NUL&quot;; IF([.L27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 table:visibility="filter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119000" calcext:value-type="currency">
            <text:p><text:s/>119 000,00 € </text:p>
          </table:table-cell>
          <table:table-cell office:value-type="currency" office:currency="EUR" office:value="114000" calcext:value-type="currency">
            <text:p><text:s/>114 000,00 € </text:p>
          </table:table-cell>
          <table:table-cell office:value-type="currency" office:currency="EUR" office:value="110000" calcext:value-type="currency">
            <text:p><text:s/>110 000,00 € </text:p>
          </table:table-cell>
          <table:table-cell/>
          <table:table-cell table:style-name="ce1" table:number-columns-repeated="3"/>
          <table:table-cell/>
          <table:table-cell table:style-name="ce16" table:formula="of:=([.E28]-[.C28])/[.C28]" office:value-type="percentage" office:value="-0.0756302521008403" calcext:value-type="percentage">
            <text:p>-8%</text:p>
          </table:table-cell>
          <table:table-cell table:style-name="ce19" table:formula="of:=([.E28]-[.C28])/[.C28]" office:value-type="percentage" office:value="-0.0756302521008403" calcext:value-type="percentage">
            <text:p>-8%</text:p>
          </table:table-cell>
          <table:table-cell table:formula="of:=IF([.L28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28]=0; &quot;BILAN NUL&quot;; IF([.L28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147000" calcext:value-type="currency">
            <text:p><text:s/>147 000,00 € </text:p>
          </table:table-cell>
          <table:table-cell office:value-type="currency" office:currency="EUR" office:value="148000" calcext:value-type="currency">
            <text:p><text:s/>148 000,00 € </text:p>
          </table:table-cell>
          <table:table-cell office:value-type="currency" office:currency="EUR" office:value="155000" calcext:value-type="currency">
            <text:p><text:s/>155 000,00 € </text:p>
          </table:table-cell>
          <table:table-cell/>
          <table:table-cell table:style-name="ce1" table:number-columns-repeated="3"/>
          <table:table-cell/>
          <table:table-cell table:style-name="ce16" table:formula="of:=([.E29]-[.C29])/[.C29]" office:value-type="percentage" office:value="0.054421768707483" calcext:value-type="percentage">
            <text:p>5%</text:p>
          </table:table-cell>
          <table:table-cell table:style-name="ce19" table:formula="of:=([.E29]-[.C29])/[.C29]" office:value-type="percentage" office:value="0.054421768707483" calcext:value-type="percentage">
            <text:p>5%</text:p>
          </table:table-cell>
          <table:table-cell table:formula="of:=IF([.L29]&gt;0; &quot;BILAN POSITIF&quot;; &quot;BILAN NEGATIF&quot;)" office:value-type="string" office:string-value="BILAN POSITIF" calcext:value-type="string">
            <text:p>BILAN POSITIF</text:p>
          </table:table-cell>
          <table:table-cell table:formula="of:=IF([.L29]=0; &quot;BILAN NUL&quot;; IF([.L29]&gt;0; &quot;BILAN POSITIF&quot;; &quot;BILAN NEGATIF&quot;))" office:value-type="string" office:string-value="BILAN POSITIF" calcext:value-type="string">
            <text:p>BILAN POSITIF</text:p>
          </table:table-cell>
          <table:table-cell table:number-columns-repeated="16370"/>
        </table:table-row>
        <table:table-row table:style-name="ro2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178000" calcext:value-type="currency">
            <text:p><text:s/>178 000,00 € </text:p>
          </table:table-cell>
          <table:table-cell office:value-type="currency" office:currency="EUR" office:value="175000" calcext:value-type="currency">
            <text:p><text:s/>175 000,00 € </text:p>
          </table:table-cell>
          <table:table-cell office:value-type="currency" office:currency="EUR" office:value="178000" calcext:value-type="currency">
            <text:p><text:s/>178 000,00 € </text:p>
          </table:table-cell>
          <table:table-cell/>
          <table:table-cell table:style-name="ce1" table:number-columns-repeated="3"/>
          <table:table-cell/>
          <table:table-cell table:style-name="ce16" table:formula="of:=([.E30]-[.C30])/[.C30]" office:value-type="percentage" office:value="0" calcext:value-type="percentage">
            <text:p>0%</text:p>
          </table:table-cell>
          <table:table-cell table:style-name="ce19" table:formula="of:=([.E30]-[.C30])/[.C30]" office:value-type="percentage" office:value="0" calcext:value-type="percentage">
            <text:p>0%</text:p>
          </table:table-cell>
          <table:table-cell table:formula="of:=IF([.L30]=0; &quot;BILAN NUL&quot;; &quot;BILAN NEGATIF&quot;)" office:value-type="string" office:string-value="BILAN NUL" calcext:value-type="string">
            <text:p>BILAN NUL</text:p>
          </table:table-cell>
          <table:table-cell table:formula="of:=IF([.L30]=0; &quot;BILAN NUL&quot;; IF([.L30]&gt;0; &quot;BILAN POSITIF&quot;; &quot;BILAN NEGATIF&quot;))" office:value-type="string" office:string-value="BILAN NUL" calcext:value-type="string">
            <text:p>BILAN NUL</text:p>
          </table:table-cell>
          <table:table-cell table:number-columns-repeated="16370"/>
        </table:table-row>
        <table:table-row table:style-name="ro2" table:visibility="filter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212000" calcext:value-type="currency">
            <text:p><text:s/>212 000,00 € </text:p>
          </table:table-cell>
          <table:table-cell office:value-type="currency" office:currency="EUR" office:value="215000" calcext:value-type="currency">
            <text:p><text:s/>215 000,00 € </text:p>
          </table:table-cell>
          <table:table-cell office:value-type="currency" office:currency="EUR" office:value="200000" calcext:value-type="currency">
            <text:p><text:s/>200 000,00 € </text:p>
          </table:table-cell>
          <table:table-cell/>
          <table:table-cell table:style-name="ce1" table:number-columns-repeated="3"/>
          <table:table-cell/>
          <table:table-cell table:style-name="ce16" table:formula="of:=([.E31]-[.C31])/[.C31]" office:value-type="percentage" office:value="-0.0566037735849057" calcext:value-type="percentage">
            <text:p>-6%</text:p>
          </table:table-cell>
          <table:table-cell table:style-name="ce19" table:formula="of:=([.E31]-[.C31])/[.C31]" office:value-type="percentage" office:value="-0.0566037735849057" calcext:value-type="percentage">
            <text:p>-6%</text:p>
          </table:table-cell>
          <table:table-cell table:formula="of:=IF([.L31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31]=0; &quot;BILAN NUL&quot;; IF([.L31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 table:visibility="filter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224000" calcext:value-type="currency">
            <text:p><text:s/>224 000,00 € </text:p>
          </table:table-cell>
          <table:table-cell office:value-type="currency" office:currency="EUR" office:value="220000" calcext:value-type="currency">
            <text:p><text:s/>220 000,00 € </text:p>
          </table:table-cell>
          <table:table-cell office:value-type="currency" office:currency="EUR" office:value="215000" calcext:value-type="currency">
            <text:p><text:s/>215 000,00 € </text:p>
          </table:table-cell>
          <table:table-cell/>
          <table:table-cell table:style-name="ce1" table:number-columns-repeated="3"/>
          <table:table-cell/>
          <table:table-cell table:style-name="ce16" table:formula="of:=([.E32]-[.C32])/[.C32]" office:value-type="percentage" office:value="-0.0401785714285714" calcext:value-type="percentage">
            <text:p>-4%</text:p>
          </table:table-cell>
          <table:table-cell table:style-name="ce19" table:formula="of:=([.E32]-[.C32])/[.C32]" office:value-type="percentage" office:value="-0.0401785714285714" calcext:value-type="percentage">
            <text:p>-4%</text:p>
          </table:table-cell>
          <table:table-cell table:formula="of:=IF([.L32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32]=0; &quot;BILAN NUL&quot;; IF([.L32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2" table:visibility="filter">
          <table:table-cell/>
          <table:table-cell office:value-type="string" office:string-value="" calcext:value-type="error">
            <text:p>#NOMO?</text:p>
          </table:table-cell>
          <table:table-cell office:value-type="currency" office:currency="EUR" office:value="239000" calcext:value-type="currency">
            <text:p><text:s/>239 000,00 € </text:p>
          </table:table-cell>
          <table:table-cell office:value-type="currency" office:currency="EUR" office:value="250000" calcext:value-type="currency">
            <text:p><text:s/>250 000,00 € </text:p>
          </table:table-cell>
          <table:table-cell office:value-type="currency" office:currency="EUR" office:value="225000" calcext:value-type="currency">
            <text:p><text:s/>225 000,00 € </text:p>
          </table:table-cell>
          <table:table-cell/>
          <table:table-cell table:style-name="ce1" table:number-columns-repeated="3"/>
          <table:table-cell/>
          <table:table-cell table:style-name="ce16" table:formula="of:=([.E33]-[.C33])/[.C33]" office:value-type="percentage" office:value="-0.0585774058577406" calcext:value-type="percentage">
            <text:p>-6%</text:p>
          </table:table-cell>
          <table:table-cell table:style-name="ce19" table:formula="of:=([.E33]-[.C33])/[.C33]" office:value-type="percentage" office:value="-0.0585774058577406" calcext:value-type="percentage">
            <text:p>-6%</text:p>
          </table:table-cell>
          <table:table-cell table:formula="of:=IF([.L33]&gt;0; &quot;BILAN POSITIF&quot;; &quot;BILAN NEGATIF&quot;)" office:value-type="string" office:string-value="BILAN NEGATIF" calcext:value-type="string">
            <text:p>BILAN NEGATIF</text:p>
          </table:table-cell>
          <table:table-cell table:formula="of:=IF([.L33]=0; &quot;BILAN NUL&quot;; IF([.L33]&gt;0; &quot;BILAN POSITIF&quot;; &quot;BILAN NEGATIF&quot;))" office:value-type="string" office:string-value="BILAN NEGATIF" calcext:value-type="string">
            <text:p>BILAN NEGATIF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/>
          <table:table-cell table:style-name="Default">
            <draw:frame table:end-cell-address="Feuil1.F51" table:end-x="1.057cm" table:end-y="0.052cm" draw:z-index="0" draw:name="Graphique 1" draw:style-name="gr1" draw:text-style-name="P1" svg:width="14.646cm" svg:height="7.54cm" svg:x="0.042cm" svg:y="0.053cm">
              <draw:object draw:notify-on-update-of-ranges="Feuil1.C4:Feuil1.C15 Feuil1.B5:Feuil1.B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ce7" office:value-type="string" calcext:value-type="string">
            <text:p><text:s text:c="7"/>PENT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formula="of:=SLOPE([.C4:.C15];[.B4:.B15])" office:value-type="float" office:value="2194.79020979021" calcext:value-type="float">
            <text:p>2194,790209790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ce8" office:value-type="string" calcext:value-type="string" table:number-columns-spanned="2" table:number-rows-spanned="1">
            <text:p><text:s text:c="7"/>ORDONNEE A L'ORIGINE</text:p>
          </table:table-cell>
          <table:covered-table-cell table:style-name="ce11"/>
          <table:table-cell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ce9" table:formula="of:=INTERCEPT([.C4:.C15];[.B4:.B15])" office:value-type="float" office:value="-89246.7365967366" calcext:value-type="float" table:number-columns-spanned="2" table:number-rows-spanned="1">
            <text:p>-89246,7365967366</text:p>
          </table:table-cell>
          <table:covered-table-cell table:style-name="ce12"/>
          <table:table-cell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<text:s text:c="7"/>COEFFICIENT DE DETERMINATION</text:p>
          </table:table-cell>
          <table:table-cell table:style-name="ce10"/>
          <table:table-cell table:style-name="ce1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ce9" table:formula="of:=RSQ([.C4:.C15];[.B4:.B15])" office:value-type="float" office:value="0.983805410158092" calcext:value-type="float" table:number-columns-spanned="3" table:number-rows-spanned="1">
            <text:p>0,983805410158092</text:p>
          </table:table-cell>
          <table:covered-table-cell table:number-columns-repeated="2" table:style-name="ce12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style-name="Default">
            <draw:frame table:end-cell-address="Feuil1.L62" table:end-x="0.613cm" table:end-y="0.158cm" draw:z-index="1" draw:name="Graphique 2" draw:style-name="gr1" draw:text-style-name="P1" svg:width="14.335cm" svg:height="7.54cm" svg:x="1.566cm" svg:y="0.159cm">
              <draw:object draw:notify-on-update-of-ranges="Feuil1.C3:Feuil1.E3 Feuil1.C4:Feuil1.E4 Feuil1.C5:Feuil1.E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calcext:conditional-formats>
          <calcext:conditional-format calcext:target-range-address="Feuil1.K22:Feuil1.K33">
            <calcext:condition calcext:apply-style-name="ConditionalStyle_1" calcext:value="&gt;5%" calcext:base-cell-address="Feuil1.K22"/>
          </calcext:conditional-format>
          <calcext:conditional-format calcext:target-range-address="Feuil1.L22:Feuil1.L33">
            <calcext:condition calcext:apply-style-name="ConditionalStyle_4" calcext:value="=0" calcext:base-cell-address="Feuil1.L22"/>
            <calcext:condition calcext:apply-style-name="ConditionalStyle_3" calcext:value="&gt;0" calcext:base-cell-address="Feuil1.L22"/>
            <calcext:condition calcext:apply-style-name="ConditionalStyle_2" calcext:value="&lt;0" calcext:base-cell-address="Feuil1.L22"/>
          </calcext:conditional-format>
          <calcext:conditional-format calcext:target-range-address="Feuil1.K4:Feuil1.K15">
            <calcext:condition calcext:apply-style-name="ConditionalStyle_5" calcext:value="&gt;5%" calcext:base-cell-address="Feuil1.K4"/>
          </calcext:conditional-format>
          <calcext:conditional-format calcext:target-range-address="Feuil1.L4:Feuil1.L15">
            <calcext:condition calcext:apply-style-name="ConditionalStyle_8" calcext:value="=0" calcext:base-cell-address="Feuil1.L4"/>
            <calcext:condition calcext:apply-style-name="ConditionalStyle_7" calcext:value="&gt;0" calcext:base-cell-address="Feuil1.L4"/>
            <calcext:condition calcext:apply-style-name="ConditionalStyle_6" calcext:value="&lt;0" calcext:base-cell-address="Feuil1.L4"/>
          </calcext:conditional-format>
        </calcext:conditional-formats>
      </table:table>
      <table:named-expressions/>
      <table:database-ranges>
        <table:database-range table:name="__Anonymous_Sheet_DB__0" table:target-range-address="Feuil1.L22:Feuil1.L33" table:display-filter-buttons="true">
          <table:filter>
            <table:filter-and>
              <table:filter-condition table:value="0" table:operator="&gt;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o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o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agopintoj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4P2" style:volatile="true">
      <number:text loext:blank-width-char="-"> </number:text>
      <number:fill-character> </number:fill-character>
      <number:text loext:blank-width-char="-1">- </number:text>
    </number:number-style>
    <number:text-style style:name="N114">
      <number:text loext:blank-width-char="-"> </number:text>
      <number:text-content/>
      <number:text loext:blank-width-char="-"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5">
      <number:text loext:blank-width-char="-"> </number:text>
      <number:text-content/>
      <number:text loext:blank-width-char="-"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 loext:blank-width-char="-"> </number:text>
    </number:currency-style>
    <number:currency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 loext:blank-width-char="-"> </number:text>
    </number:currency-style>
    <number:currency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fr" number:country="FR">€</number:currency-symbol>
      <number:text loext:blank-width-char="-"> </number:text>
    </number:currency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 loext:blank-width-char="-"> </number:text>
      <number:fill-character> </number:fill-character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number:text loext:blank-width-char="-"> </number:text>
    </number:currency-style>
    <number:currency-style style:name="N121P1" style:volatile="true">
      <number:text>-</number:text>
      <number:fill-character> </number:fill-character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number:text loext:blank-width-char="-"> </number:text>
    </number:currency-style>
    <number:currency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fr" number:country="FR">€</number:currency-symbol>
      <number:text loext:blank-width-char="-"> </number:text>
    </number:currency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4" style:display-name="ConditionalStyle_4" style:family="table-cell" style:parent-style-name="Default">
      <style:table-cell-properties fo:background-color="#4472c4">
        <loext:background-complex-color loext:theme-type="accent1" loext:color-type="theme"/>
      </style:table-cell-properties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7030a0"/>
    </style:style>
    <style:style style:name="ConditionalStyle_5f_8" style:display-name="ConditionalStyle_8" style:family="table-cell" style:parent-style-name="Default">
      <style:table-cell-properties fo:background-color="#4472c4">
        <loext:background-complex-color loext:theme-type="accent1" loext:color-type="theme"/>
      </style:table-cell-properties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Sagopintoj_20_1" draw:display-name="Sagopintoj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ĝo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00-00-00</text:date>, <text:time>00:00:00</text:time></text:p>
        </style:region-right>
      </style:header>
      <style:header-left style:display="false"/>
      <style:header-first style:display="false"/>
      <style:footer>
        <text:p>Paĝo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DDY TITE</meta:initial-creator>
    <meta:creation-date>2024-12-01T08:26:30</meta:creation-date>
    <dc:date>2026-03-10T16:02:52.117216014</dc:date>
    <meta:generator>LibreOffice/24.2.7.2$Linux_X86_64 LibreOffice_project/420$Build-2</meta:generator>
    <meta:editing-duration>PT4M53S</meta:editing-duration>
    <meta:editing-cycles>1</meta:editing-cycles>
    <meta:document-statistic meta:table-count="1" meta:cell-count="240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 loext:blank-width-char="-"> </number:text>
    </number:currency-style>
    <number:currency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 loext:blank-width-char="-"> </number:text>
    </number:currency-style>
    <number:currency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fr" number:country="FR">€</number:currency-symbol>
      <number:text loext:blank-width-char="-"> </number:text>
    </number:currency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graphic-properties draw:stroke="solid" svg:stroke-color="#4472c4" draw:fill="gradient" draw:fill-gradient-name="msFillGradient_20_1"/>
      <style:text-properties fo:color="#000000" style:text-position="0% 100%" fo:font-family="Calibri" fo:font-size="18pt" fo:language="fr" fo:country="FR" style:font-size-asian="18pt" style:font-size-complex="18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2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12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472c4" svg:stroke-linecap="round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4472c4" svg:stroke-linecap="round"/>
    </style:style>
    <style:style style:name="ch12" style:family="chart">
      <style:text-properties fo:color="#595959" style:text-position="0% 100%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648cm" svg:height="7.541cm" xlink:href=".." xlink:type="simple" chart:class="chart:scatter" chart:style-name="ch1">
        <chart:title svg:x="5.009cm" svg:y="0.21cm" chart:style-name="ch2">
          <text:p>Frais de téléphone 2021</text:p>
        </chart:title>
        <chart:plot-area chart:style-name="ch3" table:cell-range-address="Feuil1.B5:Feuil1.B16 Feuil1.C4:Feuil1.C15" svg:x="1.431cm" svg:y="1.691cm" svg:width="12.925cm" svg:height="4.591cm">
          <chart:coordinate-region svg:x="3.569cm" svg:y="1.918cm" svg:width="10.521cm" svg:height="3.814cm"/>
          <chart:axis chart:dimension="x" chart:name="primary-x" chart:style-name="ch4">
            <chart:title svg:x="5.963cm" svg:y="6.432cm" chart:style-name="ch5">
              <text:p>Nombre de commande</text:p>
            </chart:title>
            <chart:grid chart:style-name="ch6" chart:class="major"/>
          </chart:axis>
          <chart:axis chart:dimension="y" chart:name="primary-y" chart:style-name="ch7">
            <chart:title svg:x="0.451cm" svg:y="5.545cm" chart:style-name="ch8">
              <text:p>Frais de téléphone</text:p>
            </chart:title>
            <chart:grid chart:style-name="ch6" chart:class="major"/>
          </chart:axis>
          <chart:series chart:style-name="ch9" chart:values-cell-range-address="Feuil1.C4:Feuil1.C15" chart:class="chart:scatter">
            <chart:domain table:cell-range-address="Feuil1.B5:Feuil1.B16"/>
            <chart:regression-curve chart:style-name="ch10"/>
            <chart:regression-curve chart:style-name="ch11">
              <chart:equation chart:display-equation="true" chart:display-r-square="true" chart:style-name="ch12"/>
            </chart:regression-curve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o B</text:p>
              </table:table-cell>
              <table:table-cell office:value-type="string">
                <text:p>Kolumno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1.B5:Feuil1.B16</svg:desc>
                </draw:g>
              </table:table-cell>
              <table:table-cell office:value-type="float" office:value="17500">
                <text:p>17500</text:p>
                <draw:g>
                  <svg:desc>Feuil1.C4:Feuil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7500">
                <text:p>57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7500">
                <text:p>9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178000">
                <text:p>17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212000">
                <text:p>21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39000">
                <text:p>2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msFillGradient_20_1" draw:display-name="msFillGradient 1" draw:style="linear" draw:start-color="#f6f8fc" draw:end-color="#c7d5ed" draw:start-intensity="100%" draw:end-intensity="100%" draw:angle="0deg" draw:border="0%">
      <loext:gradient-stop svg:offset="0" loext:color-type="rgb" loext:color-value="#f6f8fc"/>
      <loext:gradient-stop svg:offset="0.74" loext:color-type="rgb" loext:color-value="#abc0e4"/>
      <loext:gradient-stop svg:offset="0.83" loext:color-type="rgb" loext:color-value="#abc0e4"/>
      <loext:gradient-stop svg:offset="1" loext:color-type="rgb" loext:color-value="#c7d5ed"/>
    </draw:gradient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21P0" style:volatile="true">
      <number:text loext:blank-width-char="-"> </number:text>
      <number:fill-character> </number:fill-character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number:text loext:blank-width-char="-"> </number:text>
    </number:currency-style>
    <number:currency-style style:name="N121P1" style:volatile="true">
      <number:text>-</number:text>
      <number:fill-character> </number:fill-character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number:text loext:blank-width-char="-"> </number:text>
    </number:currency-style>
    <number:currency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fr" number:country="FR">€</number:currency-symbol>
      <number:text loext:blank-width-char="-"> </number:text>
    </number:currency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graphic-properties draw:stroke="solid" svg:stroke-color="#4472c4"/>
      <style:text-properties fo:color="#4472c4" style:text-position="0% 100%" fo:font-family="'Calibri Light'" fo:font-size="16pt" fo:language="fr" fo:country="F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21">
      <style:chart-properties chart:display-label="true" chart:tick-marks-major-inner="false" chart:tick-marks-major-outer="false" chart:logarithmic="false" chart:interval-minor-divisor="5" chart:gap-width="267" chart:overlap="-43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fo:language="fr" fo:country="FR" fo:font-weight="bold" style:font-size-asian="9pt" style:font-weight-asian="bold" style:font-size-complex="9pt" style:font-weight-complex="bold"/>
    </style:style>
    <style:style style:name="ch9" style:family="chart" style:data-style-name="N12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color="#4472c4" svg:stroke-linecap="round"/>
    </style:style>
    <style:style style:name="ch11" style:family="chart" style:data-style-name="N12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color="#ed7d31" svg:stroke-linecap="round"/>
    </style:style>
    <style:style style:name="ch13" style:family="chart">
      <style:graphic-properties draw:fill="hatch" draw:fill-color="#ffffff" draw:fill-hatch-name="msFillHatch_20_1" draw:fill-hatch-solid="true"/>
    </style:style>
    <style:style style:name="ch14" style:family="chart">
      <style:graphic-properties draw:fill-color="#d9d9d9"/>
    </style:style>
  </office:automatic-styles>
  <office:body>
    <office:chart>
      <chart:chart svg:width="14.335cm" svg:height="7.541cm" xlink:href=".." xlink:type="simple" chart:class="chart:bar" chart:style-name="ch1">
        <chart:title svg:x="4.618cm" svg:y="0.21cm" chart:style-name="ch2">
          <text:p>Histogramme de frais de téléphone</text:p>
        </chart:title>
        <chart:legend chart:legend-position="bottom" svg:x="1.955cm" svg:y="6.338cm" style:legend-expansion="wide" chart:style-name="ch3"/>
        <chart:plot-area chart:style-name="ch4" table:cell-range-address="Feuil1.C3:Feuil1.E5" chart:data-source-has-labels="both" svg:x="1.377cm" svg:y="1.515cm" svg:width="12.672cm" svg:height="4.489cm">
          <chart:coordinate-region svg:x="3.885cm" svg:y="1.741cm" svg:width="10.164cm" svg:height="3.263cm"/>
          <chart:axis chart:dimension="x" chart:name="primary-x" chart:style-name="ch5" chartooo:axis-type="text">
            <chart:categories table:cell-range-address="Feuil1.C3:Feuil1.E3"/>
            <chart:grid chart:style-name="ch6" chart:class="major"/>
          </chart:axis>
          <chart:axis chart:dimension="y" chart:name="primary-y" chart:style-name="ch7">
            <chart:title svg:x="0.451cm" svg:y="5.271cm" chart:style-name="ch8">
              <text:p>Frais de téléphone</text:p>
            </chart:title>
            <chart:grid chart:style-name="ch6" chart:class="major"/>
          </chart:axis>
          <chart:series chart:style-name="ch9" chart:values-cell-range-address="Feuil1.C4:Feuil1.E4" loext:label-string="&quot;Nbre de commande 40&quot;" chart:class="chart:bar">
            <chart:regression-curve chart:style-name="ch10"/>
            <chart:data-point chart:repeated="3"/>
          </chart:series>
          <chart:series chart:style-name="ch11" chart:values-cell-range-address="Feuil1.C5:Feuil1.E5" loext:label-string="&quot;Nbre de commande 50&quot;" chart:class="chart:bar">
            <chart:regression-curve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re de commande 40</text:p>
              </table:table-cell>
              <table:table-cell office:value-type="string">
                <text:p>Nbre de commande 50</text:p>
              </table:table-cell>
            </table:table-row>
          </table:table-header-rows>
          <table:table-rows>
            <table:table-row>
              <table:table-cell office:value-type="string">
                <text:p>Frais de téléphone 2021</text:p>
                <draw:g>
                  <svg:desc>Feuil1.C3:Feuil1.E3</svg:desc>
                </draw:g>
              </table:table-cell>
              <table:table-cell office:value-type="float" office:value="17500">
                <text:p>17500</text:p>
                <draw:g>
                  <svg:desc>Feuil1.C4:Feuil1.E4</svg:desc>
                </draw:g>
              </table:table-cell>
              <table:table-cell office:value-type="float" office:value="25600">
                <text:p>25600</text:p>
                <draw:g>
                  <svg:desc>Feuil1.C5:Feuil1.E5</svg:desc>
                </draw:g>
              </table:table-cell>
            </table:table-row>
            <table:table-row>
              <table:table-cell office:value-type="string">
                <text:p>Frais de téléphone 2022</text:p>
              </table:table-cell>
              <table:table-cell office:value-type="float" office:value="18000">
                <text:p>18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Frais de téléphone 2023</text:p>
              </table:table-cell>
              <table:table-cell office:value-type="float" office:value="18500">
                <text:p>18500</text:p>
              </table:table-cell>
              <table:table-cell office:value-type="float" office:value="26000">
                <text:p>2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msFillHatch_20_1" draw:display-name="msFillHatch 1" draw:style="single" draw:color="#d9d9d9" draw:distance="0.05cm" draw:rotation="1350"/>
  </office:styles>
</office:document-styles>
</file>